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7.9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tranter/Documents/68000TS2/kicad/ts2.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2+dfsg1-s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Sun 04 Sep 2016 02:23:03 PM ED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7" office:value-type="string" calcext:value-type="string">
            <text:p>2016-09-03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op Level Schemati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# Pins</text:p>
          </table:table-cell>
          <table:table-cell office:value-type="string" calcext:value-type="string">
            <text:p>On Hand?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11:BOM.E73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00-00-00</text:date>, <text:time style:data-style-name="N2" text:time-value="17:17:34.421978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7:18:55.748039388</dc:date>
    <meta:editing-duration>PT1H19M26S</meta:editing-duration>
    <meta:editing-cycles>54</meta:editing-cycles>
    <meta:generator>LibreOffice/5.1.4.2$Linux_X86_64 LibreOffice_project/10m0$Build-2</meta:generator>
    <meta:print-date>2016-09-13T17:18:44.513189620</meta:print-date>
    <meta:document-statistic meta:table-count="2" meta:cell-count="313" meta:object-count="0"/>
  </office:meta>
</office:document-meta>
</file>